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Bitstream Vera Sans Mono" svg:font-family="'Bitstream Vera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 Mono" fo:font-size="14pt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ank Steak Sandwiches</text:p>
      <text:p text:style-name="P1"/>
      <text:p text:style-name="P1">flank steak</text:p>
      <text:p text:style-name="P1">red wine</text:p>
      <text:p text:style-name="P1">cassis</text:p>
      <text:p text:style-name="P1">garlic</text:p>
      <text:p text:style-name="P1">canola</text:p>
      <text:p text:style-name="P1">s&amp;p</text:p>
      <text:p text:style-name="P1"/>
      <text:p text:style-name="P1"/>
      <text:p text:style-name="P1"/>
      <text:p text:style-name="P1">baguette</text:p>
      <text:p text:style-name="P1">canola</text:p>
      <text:p text:style-name="P1">s&amp;p</text:p>
      <text:p text:style-name="P1"/>
      <text:p text:style-name="P1"/>
      <text:p text:style-name="P1"/>
      <text:p text:style-name="P1"/>
      <text:p text:style-name="P1"/>
      <text:p text:style-name="P1">Vidalia onions</text:p>
      <text:p text:style-name="P1">red pepper</text:p>
      <text:p text:style-name="P1">green onion</text:p>
      <text:p text:style-name="P1">chile</text:p>
      <text:p text:style-name="P1">red wine vinegar</text:p>
      <text:p text:style-name="P1">olive oil</text:p>
      <text:p text:style-name="P1">s&amp;p</text:p>
      <text:p text:style-name="P1"/>
      <text:p text:style-name="P1"/>
      <text:p text:style-name="P1"/>
      <text:p text:style-name="P1">cilantro</text:p>
      <text:p text:style-name="P1">mint</text:p>
      <text:p text:style-name="P1">parsley</text:p>
      <text:p text:style-name="P1">s&amp;p</text:p>
      <text:p text:style-name="P1">garlic</text:p>
      <text:p text:style-name="P1">olive oil</text:p>
      <text:p text:style-name="P1">red wine vineg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ans Mono" svg:font-family="'Bitstream Vera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title>default</dc:title>
    <meta:creation-date>2008-11-01T10:19:17</meta:creation-date>
    <dc:date>2008-11-01T10:21:28</dc:date>
    <meta:editing-cycles>2</meta:editing-cycles>
    <meta:editing-duration>PT2M12S</meta:editing-duration>
    <meta:template xlink:type="simple" xlink:actuate="onRequest" xlink:href="../../.openoffice.org2/user/template/default.ott" xlink:title="default" meta:date="2008-11-01T10:19:17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4" meta:word-count="41" meta:character-count="200"/>
  </office:meta>
</office:document-meta>
</file>